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bd8fd" style:font-size-asian="12pt" style:font-size-complex="12pt"/>
    </style:style>
    <style:style style:name="P3" style:family="paragraph" style:parent-style-name="Standard">
      <style:text-properties style:font-name="Times New Roman" fo:font-size="12pt" officeooo:rsid="001ba783" officeooo:paragraph-rsid="001ba783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1ba783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1f7f16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2177c1" style:font-size-asian="12pt" style:font-size-complex="12pt"/>
    </style:style>
    <style:style style:name="P7" style:family="paragraph" style:parent-style-name="Standard">
      <style:text-properties style:font-name="Times New Roman" fo:font-size="12pt" officeooo:rsid="0021ac0f" officeooo:paragraph-rsid="0021ac0f" style:font-size-asian="12pt" style:font-size-complex="12pt"/>
    </style:style>
    <style:style style:name="P8" style:family="paragraph" style:parent-style-name="Standard">
      <style:text-properties style:font-name="Times New Roman" fo:font-size="12pt" officeooo:rsid="00258564" officeooo:paragraph-rsid="00258564" style:font-size-asian="12pt" style:font-size-complex="12pt"/>
    </style:style>
    <style:style style:name="P9" style:family="paragraph" style:parent-style-name="Standard">
      <style:text-properties style:font-name="Times New Roman" fo:font-size="12pt" fo:font-weight="bold" officeooo:rsid="001bd1e8" officeooo:paragraph-rsid="001bd1e8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officeooo:rsid="001f7f16" officeooo:paragraph-rsid="001f7f1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bold" officeooo:rsid="0023fee2" officeooo:paragraph-rsid="0023fee2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weight="normal" officeooo:rsid="001f7f16" officeooo:paragraph-rsid="002177c1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1">
      <style:text-properties style:font-name="Times New Roman" fo:font-size="12pt" officeooo:rsid="000e910b" officeooo:paragraph-rsid="000e910b" style:font-size-asian="12pt" style:font-size-complex="12pt"/>
    </style:style>
    <style:style style:name="P15" style:family="paragraph" style:parent-style-name="Standard" style:list-style-name="L1">
      <style:text-properties style:font-name="Times New Roman" fo:font-size="12pt" officeooo:rsid="000f3031" officeooo:paragraph-rsid="0014d048" style:font-size-asian="12pt" style:font-size-complex="12pt"/>
    </style:style>
    <style:style style:name="P16" style:family="paragraph" style:parent-style-name="Standard" style:list-style-name="L1">
      <style:text-properties style:font-name="Times New Roman" fo:font-size="12pt" officeooo:rsid="0014d048" officeooo:paragraph-rsid="00227465" style:font-size-asian="12pt" style:font-size-complex="12pt"/>
    </style:style>
    <style:style style:name="P17" style:family="paragraph" style:parent-style-name="Standard">
      <style:text-properties style:font-name="Times New Roman" fo:font-size="12pt" officeooo:paragraph-rsid="001ba783" style:font-size-asian="12pt" style:font-size-complex="12pt"/>
    </style:style>
    <style:style style:name="P18" style:family="paragraph" style:parent-style-name="Standard">
      <style:text-properties style:font-name="Times New Roman" fo:font-size="12pt" officeooo:rsid="0021ac0f" officeooo:paragraph-rsid="0021ac0f" style:font-size-asian="12pt" style:font-size-complex="12pt"/>
    </style:style>
    <style:style style:name="P19" style:family="paragraph" style:parent-style-name="Standard">
      <style:text-properties style:font-name="Times New Roman" fo:font-size="12pt" officeooo:rsid="002646e6" officeooo:paragraph-rsid="002646e6" style:font-size-asian="12pt" style:font-size-complex="12pt"/>
    </style:style>
    <style:style style:name="P20" style:family="paragraph" style:parent-style-name="Standard">
      <style:text-properties style:font-name="Times New Roman" fo:font-size="12pt" officeooo:rsid="0029baa6" officeooo:paragraph-rsid="0029baa6" style:font-size-asian="12pt" style:font-size-complex="12pt"/>
    </style:style>
    <style:style style:name="P21" style:family="paragraph" style:parent-style-name="Standard">
      <style:text-properties style:font-name="Times New Roman" fo:font-size="12pt" fo:font-weight="normal" officeooo:rsid="001f7f16" officeooo:paragraph-rsid="002177c1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bold" officeooo:rsid="001bd1e8" officeooo:paragraph-rsid="001bd1e8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Times New Roman" fo:font-size="12pt" fo:font-weight="bold" officeooo:rsid="001bd1e8" officeooo:paragraph-rsid="001ba783" style:font-size-asian="12pt" style:font-weight-asian="bold" style:font-size-complex="12pt" style:font-weight-complex="bold"/>
    </style:style>
    <style:style style:name="T1" style:family="text">
      <style:text-properties officeooo:rsid="000bd8fd"/>
    </style:style>
    <style:style style:name="T2" style:family="text">
      <style:text-properties officeooo:rsid="000f3031"/>
    </style:style>
    <style:style style:name="T3" style:family="text">
      <style:text-properties officeooo:rsid="0012d95f"/>
    </style:style>
    <style:style style:name="T4" style:family="text">
      <style:text-properties officeooo:rsid="0014d048"/>
    </style:style>
    <style:style style:name="T5" style:family="text">
      <style:text-properties officeooo:rsid="001d1b59"/>
    </style:style>
    <style:style style:name="T6" style:family="text">
      <style:text-properties officeooo:rsid="001e117e"/>
    </style:style>
    <style:style style:name="T7" style:family="text">
      <style:text-properties officeooo:rsid="001f7f16"/>
    </style:style>
    <style:style style:name="T8" style:family="text">
      <style:text-properties officeooo:rsid="002077d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77d7" style:font-weight-asian="bold" style:font-weight-complex="bold"/>
    </style:style>
    <style:style style:name="T11" style:family="text">
      <style:text-properties fo:font-weight="bold" officeooo:rsid="001f7f16" style:font-weight-asian="bold" style:font-weight-complex="bold"/>
    </style:style>
    <style:style style:name="T12" style:family="text">
      <style:text-properties fo:font-variant="normal" fo:text-transform="none" fo:color="#111111" fo:letter-spacing="normal" fo:font-weight="normal" officeooo:rsid="001f7f16" style:font-weight-asian="normal" style:font-weight-complex="normal"/>
    </style:style>
    <style:style style:name="T13" style:family="text">
      <style:text-properties fo:font-variant="normal" fo:text-transform="none" fo:color="#111111" fo:letter-spacing="normal" fo:font-style="normal" fo:font-weight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77d7" style:font-weight-asian="normal" style:font-weight-complex="normal"/>
    </style:style>
    <style:style style:name="T16" style:family="text">
      <style:text-properties fo:font-weight="normal" officeooo:rsid="001f7f16" style:font-weight-asian="normal" style:font-weight-complex="normal"/>
    </style:style>
    <style:style style:name="T17" style:family="text">
      <style:text-properties fo:font-weight="normal" officeooo:rsid="002177c1" style:font-weight-asian="normal" style:font-weight-complex="normal"/>
    </style:style>
    <style:style style:name="T18" style:family="text">
      <style:text-properties fo:font-weight="normal" officeooo:rsid="0021ac0f" style:font-weight-asian="normal" style:font-weight-complex="normal"/>
    </style:style>
    <style:style style:name="T19" style:family="text">
      <style:text-properties fo:font-weight="normal" officeooo:rsid="00258564" style:font-weight-asian="normal" style:font-weight-complex="normal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officeooo:rsid="002825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Paulo Simplício Braga</text:p>
      <text:p text:style-name="P7">Internet das Coisas</text:p>
      <text:p text:style-name="P19">Aprendizagem de Máquina em Inteligência Artificial</text:p>
      <text:p text:style-name="P20">Filme: <text:s/><text:span text:style-name="T19">O Homem que Virou o Jogo</text:span></text:p>
      <text:p text:style-name="P1"/>
      <text:p text:style-name="P1">1) Descreva as cenas que mais chamaram a sua atenção e justifique a sua resposta.</text:p>
      <text:p text:style-name="P1"/>
      <text:p text:style-name="P2"><text:tab/><text:span text:style-name="T1">O filme como um todo é um ode a ciência da análise de dados e põe em evidência o poder transformador da análise preditiva. Com um olhar pouco romanceado quando da abordagem dos aspectos mais técnico-científicos, o longa traz algumas cenas que nos faz refletir, e aqui listo duas delas:</text:span></text:p>
      <text:list xml:id="list3434495351" text:style-name="L1">
        <text:list-item>
          <text:p text:style-name="P14">Ainda na parte inicial do filme, o gerente <text:span text:style-name="T3">do Oakland Athletics</text:span>(Billy Beane) tem uma reunião com sua equipe de olheiros, na qual serão definidas as contratações de jogadores para a temporada que se iniciará. O que chama a atenção nesta cena é o modo como os olheiros, profissionais de larga experiência com o esporte e portanto com um ego um tanto quanto elevado em relação as suas opiniões, fazem associações espúrias quando <text:span text:style-name="T2">procuram</text:span> defender suas análises de desempenho em relação aos jogadores observados, chegando ao ponto de ser citado como exemplo um jogador <text:span text:style-name="T2">que certamente</text:span> teria uma performance ruim pelo fato de namorar uma mulher considerada feia e isso demonstrar um claro sinal de falta de confiança <text:span text:style-name="T2">da parte de tal jogador</text:span>. <text:span text:style-name="T2">Isso demonstra um viés baseado em assunções construídas de maneira empírica ao longo da vida de tais olheiros e é exatamente para isso que a ciência da análise de dados existe: propiciar análises e predições assertivas baseadas em dados evitando assim assunções enviesadas.</text:span></text:p>
        </text:list-item>
        <text:list-item>
          <text:p text:style-name="P15">Outra cena que <text:span text:style-name="T4">chama bastante atenção é o momento em que Peter Brand, o análista de dados recém contratado de um time maior por Billy Beane, que ficara impressionado com sua habilidade, demonstra como é possível montar um time vencedor tão somente analisando os dados de performance de todos os jogadores da liga. Trata-se de encontrar valor escondido dentro de uma população de 20 mil jogadores, através da análise de dados, conforme o próprio análista de dados cita: “Entre os 20 mil melhores atletas a considerarmos, creio que há um time campeâo de 25 indivíduos que podemos bancar, porque o beisebol os subestima”.</text:span></text:p>
          <text:p text:style-name="P16"/>
        </text:list-item>
      </text:list>
      <text:p text:style-name="P1">2) Qual é o impacto do big data, Inteligência artificial e internet das coisas baseada na estória do filme?</text:p>
      <text:p text:style-name="P1"/>
      <text:p text:style-name="P3"><text:tab/>Em síntese, a análise de dados massivos (Big Data) viabiliza a capacidade de obter um entendimento profundo e intuitívo de algo e assim efetuar predições acertadas (Inteligência Artificial). Partindo desta premissa, o filme conta como o uso com maestria do Big Data, aplicado à Inteligência artificial, gera resultados que poucos conseguem conceber (um time vencedor e de baixo custo) e derruba paradigmas ou padrões que são sempre seguidos sem que haja uma ciência robusta para embasa-los, como é o caso dos olheiros que impõe forte resistência ao método analítico, pois acreditam que a experiência que possuem é mais do que o necessário para fazer as escolhas certas para o time. O impacto da inteligência artifícial é enfim demosntrado quando o time estabelece uma série recorde de vitórias tendo como base os jogadores escolhidos pelo algorítmo, que fez a análise do Big Data e teve como resultado um entendimento profundo e amplo de qual seria o melhor caminho a seguir para atingir o <text:span text:style-name="T8">o</text:span>bjetivo desejado.</text:p>
      <text:p text:style-name="P4"><text:tab/><text:span text:style-name="T21">Vale ressaltar também que sem o emprego de dispositivos inteligentes, utilizados para a coleta dos dados através de seus sensores, não seria possível obter tamanha riqueza de informações. <text:s/>Tais dispositivos representam a força e a importância do IoT e como eles podem ser agentes de transformação dentro da sociedade.</text:span></text:p>
      <text:p text:style-name="P4"/>
      <text:p text:style-name="P23"><text:soft-page-break/></text:p>
      <text:p text:style-name="P9">Conclusão</text:p>
      <text:p text:style-name="P9"/>
      <text:p text:style-name="P4"><text:tab/><text:span text:style-name="T5">A inteligência artificial tem esse incrível poder de análisar situações de maneira ampla e sem qualquer viés, em contraste com o ser humano que costuma ter uma visão estreita. Para a máquina, tampouco existe o conceito de inteligência emocional, tornando-a excelente para tomada de decisões difíceis.</text:span></text:p>
      <text:p text:style-name="P4"><text:tab/><text:span text:style-name="T6">Quando confrontado com dados robustos e em quantidades significativas, o algorítimo por trás de uma inteligência artificial é capaz de extrair valores e indicar caminhos, com suas predições, que são muito difíceis de enxergar sem o seu auxílio.</text:span></text:p>
      <text:p text:style-name="P5"><text:tab/><text:span text:style-name="T7">Entender e realizar que a inteligência artificial é uma realidade e que é ela que irá apontar o norte da evolução humana não é algo simples de conceber, vide os olheiros do beisebol, dinossauros do esporte, que são uma síntese de como a sociedade de maneira geral ainda encara o assunto.</text:span></text:p>
      <text:p text:style-name="P5"/>
      <text:p text:style-name="P5"/>
      <text:p text:style-name="P11">Referências</text:p>
      <text:p text:style-name="P10"/>
      <text:p text:style-name="P6"><text:span text:style-name="T15">AGRAWAL</text:span><text:span text:style-name="T16">, </text:span><text:span text:style-name="T15">Ajay</text:span><text:span text:style-name="T16">; </text:span><text:span text:style-name="T15">GANS</text:span><text:span text:style-name="T16">, </text:span><text:span text:style-name="T15">Joshua</text:span><text:span text:style-name="T16">; </text:span><text:span text:style-name="T15">GOLDFARB</text:span><text:span text:style-name="T16">, </text:span><text:span text:style-name="T15">Avi</text:span><text:span text:style-name="T16">. </text:span><text:span text:style-name="T10">Predictiton Machines</text:span><text:span text:style-name="T16">: </text:span><text:span text:style-name="T15">The Simple Economics of Artificial </text:span><text:span text:style-name="T18">I</text:span><text:span text:style-name="T15">ntelligence</text:span><text:span text:style-name="T16">. </text:span><text:span text:style-name="T15">1</text:span><text:span text:style-name="T16">. ed. </text:span><text:span text:style-name="T15">Massachusetts</text:span><text:span text:style-name="T16">:</text:span><text:span text:style-name="T12"> </text:span><text:span text:style-name="T13">Harvard Business Review Press</text:span><text:span text:style-name="T16">, v. 1, 201</text:span><text:span text:style-name="T17">8</text:span><text:span text:style-name="T16">.</text:span></text:p>
      <text:p text:style-name="P12"/>
      <text:p text:style-name="P8"><text:span text:style-name="T11">M</text:span><text:span text:style-name="T9">ONEYBALL</text:span><text:span text:style-name="T14">: O Homem que Virou o Jogo. Direção: Bennett Miller. Produção: Sony Pictures. Netflix. 2011. 133min. Disponível em: </text:span><text:a xlink:type="simple" xlink:href="https://www.netflix.com/" text:style-name="Internet_20_link" text:visited-style-name="Visited_20_Internet_20_Link"><text:span text:style-name="T20">https://www.netflix.com</text:span></text:a><text:span text:style-name="T14">. Acesso em: 29 Ago 2020.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0:43:43.709823420</meta:creation-date>
    <dc:date>2020-09-19T16:59:03.751035420</dc:date>
    <meta:editing-duration>PT25M2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772" meta:character-count="4759" meta:non-whitespace-character-count="4000"/>
  </office:meta>
</office:document-meta>
</file>